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7.615cm"/>
    </style:style>
    <style:style style:name="Таблица2.B" style:family="table-column">
      <style:table-column-properties style:column-width="10.3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3" style:family="table">
      <style:table-properties style:width="17.992cm" table:align="left" style:writing-mode="lr-tb"/>
    </style:style>
    <style:style style:name="Таблица3.A" style:family="table-column">
      <style:table-column-properties style:column-width="7.615cm"/>
    </style:style>
    <style:style style:name="Таблица3.B" style:family="table-column">
      <style:table-column-properties style:column-width="10.37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</style:style>
    <style:style style:name="P16" style:family="paragraph" style:parent-style-name="Standard">
      <style:text-properties officeooo:paragraph-rsid="0015757b"/>
    </style:style>
    <style:style style:name="P17" style:family="paragraph" style:parent-style-name="Table_20_Contents">
      <style:text-properties style:font-name="Liberation Serif" fo:font-size="12pt" officeooo:rsid="000ffb74" officeooo:paragraph-rsid="0015757b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paragraph-rsid="0015757b" style:font-size-asian="12pt" style:font-name-complex="Times New Roman" style:font-size-complex="12pt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fo:font-weight="bold" officeooo:paragraph-rsid="000ffb74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font-name="Times New Roman" fo:font-size="11pt" style:font-size-asian="11pt" style:font-name-complex="Times New Roman" style:font-size-complex="11pt"/>
    </style:style>
    <style:style style:name="T6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7" style:family="text">
      <style:text-properties fo:color="#0000ee" style:text-underline-style="solid" style:text-underline-width="auto" style:text-underline-color="font-color"/>
    </style:style>
    <style:style style:name="T8" style:family="text">
      <style:text-properties fo:color="#0000ee" style:text-underline-style="solid" style:text-underline-width="auto" style:text-underline-color="font-color" officeooo:rsid="0015757b"/>
    </style:style>
    <style:style style:name="T9" style:family="text">
      <style:text-properties style:font-name-complex="Times New Roman"/>
    </style:style>
    <style:style style:name="T10" style:family="text">
      <style:text-properties officeooo:rsid="0015757b" style:font-name-complex="Times New Roman"/>
    </style:style>
    <style:style style:name="T1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9">Лак S&amp;H TechnoUV Metal 138</text:p>
      <text:p text:style-name="Standard"/>
      <text:p text:style-name="P1">Области применения: <text:span text:style-name="T8">Трубная </text:span><text:span text:style-name="T7">промышленность</text:span></text:p>
      <text:p text:style-name="P1"/>
      <text:p text:style-name="P17"><text:tab/>Антикоррзионный <text:s/>промышленный <text:s/>УФ-отверждаемый лак <text:s/><text:span text:style-name="T9"><text:s/>представляет собой однокомпонентную систему, состоящую из широкого диапазона низкомолекулярных форполимеров с двойными связями, реактивных разбавителей, фотоинициаторов, тиксотропных добавок, аддититов. </text:span><text:s text:c="2"/>Применяется <text:s/>для промышленного окрашивания <text:span text:style-name="T9"><text:s/></text:span><text:span text:style-name="T10">труб различного сортамента. </text:span></text:p>
      <text:p text:style-name="P17"><text:span text:style-name="T10"><text:tab/>И</text:span><text:span text:style-name="T9">зделий <text:s/>из титановых сплавов и стали углеродистой, нержавеющей, алюминиевых и оцинкованных поверхностей , эксплуатирующихся в климатических условиях умеренного, холодного и тропического типов. </text:span></text:p>
      <text:p text:style-name="P14"/>
      <text:p text:style-name="P1"/>
      <text:p text:style-name="P20">Общие свойства</text:p>
      <text:p text:style-name="P18">- образует твердую пленку,</text:p>
      <text:p text:style-name="P18">- высокую адгезионную прочность, </text:p>
      <text:p text:style-name="P18">- защиту от коррозии;</text:p>
      <text:p text:style-name="P18">- покрытие обладает повышенной устойчивостью к воздействию резких перепадов влажности и температуры;</text:p>
      <text:p text:style-name="Standard"/>
      <text:p text:style-name="P21"><text:span text:style-name="T11">Физико-химические свойства (при температуре 20</text:span><text:span text:style-name="T4">0</text:span><text:span text:style-name="T11">С)</text:span></text:p>
      <text:p text:style-name="P21"><text:span text:style-name="T11"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4">Внешний вид пленки грунта</text:p>
          </table:table-cell>
          <table:table-cell table:style-name="Таблица2.A1" office:value-type="string">
            <text:p text:style-name="P2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4">Цвет</text:p>
          </table:table-cell>
          <table:table-cell table:style-name="Таблица2.A1" office:value-type="string">
            <text:p text:style-name="P2">прозрачный</text:p>
          </table:table-cell>
        </table:table-row>
        <table:table-row table:style-name="Таблица2.1">
          <table:table-cell table:style-name="Таблица2.A4" office:value-type="string">
            <text:p text:style-name="P15"><text:span text:style-name="T5">Адгезия , </text:span><text:span text:style-name="T6">H</text:span><text:span text:style-name="T5">/мм</text:span><text:span text:style-name="T3">2</text:span><text:span text:style-name="T5">, не менее</text:span></text:p>
          </table:table-cell>
          <table:table-cell table:style-name="Таблица2.A4" office:value-type="string">
            <text:p text:style-name="P2">1</text:p>
          </table:table-cell>
        </table:table-row>
        <table:table-row table:style-name="Таблица2.1">
          <table:table-cell table:style-name="Таблица2.A4" office:value-type="string">
            <text:p text:style-name="P12">Прочность плёнки при ударе по прибору У-1, см, не менее</text:p>
          </table:table-cell>
          <table:table-cell table:style-name="Таблица2.A4" office:value-type="string">
            <text:p text:style-name="P11"/>
            <text:p text:style-name="P10">40</text:p>
          </table:table-cell>
        </table:table-row>
        <table:table-row table:style-name="Таблица2.1">
          <table:table-cell table:style-name="Таблица2.A4" office:value-type="string">
            <text:p text:style-name="P4">Твердость пленки по ТМЛ-2124 метод А, у.е., не менее</text:p>
          </table:table-cell>
          <table:table-cell table:style-name="Таблица2.A4" office:value-type="string">
            <text:p text:style-name="P2">0,45</text:p>
          </table:table-cell>
        </table:table-row>
        <table:table-row table:style-name="Таблица2.1">
          <table:table-cell table:style-name="Таблица2.A4" office:value-type="string">
            <text:p text:style-name="P15"><text:span text:style-name="T5">Динамическая вязкость, мПа*с Brookfield </text:span><text:span text:style-name="T6">RVDV</text:span><text:span text:style-name="T5">-Е, </text:span><text:span text:style-name="T6">sp</text:span><text:span text:style-name="T5">.4/50 </text:span><text:span text:style-name="T6">rpm</text:span><text:span text:style-name="T5"> </text:span><text:span text:style-name="T6">at</text:span><text:span text:style-name="T5"> 25</text:span><text:span text:style-name="T3">0</text:span><text:span text:style-name="T6">C</text:span><text:span text:style-name="T5"> </text:span></text:p>
          </table:table-cell>
          <table:table-cell table:style-name="Таблица2.A4" office:value-type="string">
            <text:p text:style-name="P8">100-1000</text:p>
          </table:table-cell>
        </table:table-row>
        <table:table-row table:style-name="Таблица2.1">
          <table:table-cell table:style-name="Таблица2.A4" office:value-type="string">
            <text:p text:style-name="P12">Условная вязкость по ВЗ-246, при 20˚С, сек, не менее</text:p>
          </table:table-cell>
          <table:table-cell table:style-name="Таблица2.A4" office:value-type="string">
            <text:p text:style-name="P11"/>
            <text:p text:style-name="P10">20</text:p>
          </table:table-cell>
        </table:table-row>
        <table:table-row table:style-name="Таблица2.1">
          <table:table-cell table:style-name="Таблица2.A4" office:value-type="string">
            <text:p text:style-name="P12">Условная вязкость по ВЗ-246, при 50˚С, сек, не менее</text:p>
          </table:table-cell>
          <table:table-cell table:style-name="Таблица2.A4" office:value-type="string">
            <text:p text:style-name="P11"/>
            <text:p text:style-name="P10">12</text:p>
          </table:table-cell>
        </table:table-row>
        <table:table-row table:style-name="Таблица2.1">
          <table:table-cell table:style-name="Таблица2.A4" office:value-type="string">
            <text:p text:style-name="P9"><text:span text:style-name="T1">Стойкость </text:span><text:span text:style-name="T5"><text:s/>в камере соляного тумана (</text:span><text:span text:style-name="T1"> <text:s/>5%</text:span><text:span text:style-name="T5"> раствора </text:span><text:span text:style-name="T6">NaCl</text:span><text:span text:style-name="T5">)</text:span><text:span text:style-name="T1">, ч, не менее</text:span></text:p>
          </table:table-cell>
          <table:table-cell table:style-name="Таблица2.A4" office:value-type="string">
            <text:p text:style-name="P11"/>
            <text:p text:style-name="P10">240</text:p>
          </table:table-cell>
        </table:table-row>
        <table:table-row table:style-name="Таблица2.1">
          <table:table-cell table:style-name="Таблица2.A4" office:value-type="string">
            <text:p text:style-name="P13"><text:span text:style-name="T5">Плотность, при 20 °С, кг/м</text:span><text:span text:style-name="T3">3 </text:span><text:span text:style-name="T5">не менее</text:span></text:p>
          </table:table-cell>
          <table:table-cell table:style-name="Таблица2.A4" office:value-type="string">
            <text:p text:style-name="P7">1,0</text:p>
          </table:table-cell>
        </table:table-row>
        <table:table-row table:style-name="Таблица2.1">
          <table:table-cell table:style-name="Таблица2.A4" office:value-type="string">
            <text:p text:style-name="P4">Внешний вид пленки грунта</text:p>
          </table:table-cell>
          <table:table-cell table:style-name="Таблица2.A4" office:value-type="string">
            <text:p text:style-name="P2">После высыхания образует пленку с ровной однородной поверхностью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Полное высыхание при использовании ртутной <text:s/>лампы высокого давления с интенсивностью излучения мВт/см<text:span text:style-name="T2">2</text:span>: НА= 43-62; НВ= 40-52; НС=6-9,2; НV= 33-45 при толщине пленки 30 мкм</text:p>
          </table:table-cell>
          <table:table-cell table:style-name="Таблица3.A1" office:value-type="string">
            <text:p text:style-name="P6">Не более 10 с 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6:14:29.955264859</dc:date>
    <meta:editing-duration>PT36M41S</meta:editing-duration>
    <meta:editing-cycles>5</meta:editing-cycles>
    <meta:generator>LibreOffice/6.1.2.1$Linux_X86_64 LibreOffice_project/10$Build-1</meta:generator>
    <meta:document-statistic meta:table-count="2" meta:image-count="0" meta:object-count="0" meta:page-count="1" meta:paragraph-count="36" meta:word-count="229" meta:character-count="1685" meta:non-whitespace-character-count="1471"/>
  </office:meta>
</office:document-meta>
</file>